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Objekt_20_ohne_20_Füllung_20_und_20_Lini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8cm" svg:height="0.8cm" svg:x="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778cm" svg:y1="4.525cm" svg:x2="5cm" svg:y2="4.5cm" draw:end-shape="id1" draw:end-glue-point="6" svg:d="m2778 4525 2222-25" svg:viewBox="0 0 2223 26">
          <text:p/>
        </draw:connector>
        <draw:custom-shape draw:style-name="gr3" draw:text-style-name="P2" xml:id="id5" draw:id="id5" draw:layer="layout" svg:width="3.3cm" svg:height="0.8cm" svg:x="7.6cm" svg:y="5.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3cm" svg:height="0.8cm" svg:x="7.6cm" svg:y="7.7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9cm" svg:y1="8.1cm" svg:x2="10.9cm" svg:y2="8.1cm" draw:start-shape="id2" draw:start-glue-point="6" draw:end-shape="id3" draw:end-glue-point="1" svg:d="m12900 8100h-2000" svg:viewBox="0 0 2001 1">
          <text:p/>
        </draw:connector>
        <draw:custom-shape draw:style-name="gr4" draw:text-style-name="P1" xml:id="id4" draw:id="id4" draw:layer="layout" svg:width="0.3cm" svg:height="0.3cm" svg:x="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0.198cm" svg:x1="5.35cm" svg:y1="6.4cm" svg:x2="13.3cm" svg:y2="8.5cm" draw:start-shape="id4" draw:start-glue-point="8" draw:end-shape="id2" draw:end-glue-point="8" svg:d="m5350 6400v2800h7950v-700" svg:viewBox="0 0 7951 2801">
          <text:p/>
        </draw:connector>
        <draw:connector draw:style-name="gr2" draw:text-style-name="P1" draw:layer="layout" draw:type="line" svg:x1="5.35cm" svg:y1="6.1cm" svg:x2="5.4cm" svg:y2="4.9cm" draw:start-shape="id4" draw:start-glue-point="4" draw:end-shape="id1" draw:end-glue-point="8" svg:d="m5350 6100 50-1200" svg:viewBox="0 0 51 1201">
          <text:p/>
        </draw:connector>
        <draw:connector draw:style-name="gr2" draw:text-style-name="P1" draw:layer="layout" draw:type="line" svg:x1="7.6cm" svg:y1="6.2cm" svg:x2="5.5cm" svg:y2="6.25cm" draw:start-shape="id5" draw:start-glue-point="3" draw:end-shape="id4" draw:end-glue-point="10" svg:d="m7600 6200-2100 50" svg:viewBox="0 0 2101 51">
          <text:p/>
        </draw:connector>
        <draw:connector draw:style-name="gr2" draw:text-style-name="P1" draw:layer="layout" draw:type="line" svg:x1="9.25cm" svg:y1="7.7cm" svg:x2="9.25cm" svg:y2="6.6cm" draw:start-shape="id3" draw:start-glue-point="0" draw:end-shape="id5" draw:end-glue-point="2" svg:d="m9250 7700v-1100" svg:viewBox="0 0 1 1101">
          <text:p/>
        </draw:connector>
        <draw:custom-shape draw:style-name="gr3" draw:text-style-name="P2" xml:id="id6" draw:id="id6" draw:layer="layout" svg:width="3.3cm" svg:height="0.8cm" svg:x="14.5cm" svg:y="4.1cm">
          <text:p text:style-name="P1"><text:span text:style-name="T1">Entropy cod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8cm" svg:y1="4.5cm" svg:x2="19.209cm" svg:y2="4.472cm" draw:start-shape="id6" draw:start-glue-point="1" svg:d="m17800 4500 1409-28" svg:viewBox="0 0 1410 29">
          <text:p/>
        </draw:connector>
        <draw:custom-shape draw:style-name="gr4" draw:text-style-name="P1" xml:id="id7" draw:id="id7" draw:layer="layout" svg:width="0.3cm" svg:height="0.3cm" svg:x="13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25cm" svg:y1="4.7cm" svg:x2="13.3cm" svg:y2="7.7cm" draw:start-shape="id7" draw:start-glue-point="8" draw:end-shape="id2" draw:end-glue-point="4" svg:d="m13250 4700 50 3000" svg:viewBox="0 0 51 3001">
          <text:p/>
        </draw:connector>
        <draw:connector draw:style-name="gr2" draw:text-style-name="P1" draw:layer="layout" draw:type="line" svg:x1="5.8cm" svg:y1="4.5cm" svg:x2="13.1cm" svg:y2="4.55cm" draw:start-shape="id1" draw:start-glue-point="10" draw:end-shape="id7" draw:end-glue-point="6" svg:d="m5800 4500 7300 50" svg:viewBox="0 0 7301 51">
          <text:p/>
        </draw:connector>
        <draw:connector draw:style-name="gr2" draw:text-style-name="P1" draw:layer="layout" draw:type="line" svg:x1="13.4cm" svg:y1="4.55cm" svg:x2="14.5cm" svg:y2="4.5cm" draw:start-shape="id7" draw:start-glue-point="10" draw:end-shape="id6" draw:end-glue-point="3" svg:d="m13400 4550 1100-50" svg:viewBox="0 0 1101 51">
          <text:p/>
        </draw:connector>
        <draw:frame draw:style-name="gr5" draw:text-style-name="P1" draw:layer="layout" svg:width="1.23cm" svg:height="0.53cm" svg:x="6.1cm" svg:y="5.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1.999cm" svg:height="0.999cm" svg:x="3.001cm" svg:y="3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2.365cm" svg:height="0.53cm" svg:x="8.1cm" svg:y="3.8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999cm" svg:height="0.999cm" svg:x="11.6cm" svg:y="7.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6" draw:text-style-name="P1" draw:layer="layout" svg:x1="9.1cm" svg:y1="7.4cm" svg:x2="9.4cm" svg:y2="7.3cm">
          <text:p/>
        </draw:line>
        <draw:frame draw:style-name="gr5" draw:text-style-name="P1" draw:layer="layout" svg:width="0.577cm" svg:height="0.47cm" svg:x="9.4cm" svg:y="7.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1" xml:id="id2" draw:id="id2" draw:layer="layout" svg:width="0.8cm" svg:height="0.8cm" svg:x="12.9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cm" svg:height="1cm" svg:x="4.5cm" svg:y="3.6cm">
          <draw:text-box>
            <text:p>+</text:p>
          </draw:text-box>
        </draw:frame>
        <draw:frame draw:style-name="gr7" draw:layer="layout" svg:width="0.9cm" svg:height="1cm" svg:x="13.3cm" svg:y="8.2cm">
          <draw:text-box>
            <text:p>+</text:p>
          </draw:text-box>
        </draw:frame>
        <draw:frame draw:style-name="gr7" draw:layer="layout" svg:width="0.9cm" svg:height="1cm" svg:x="13.3cm" svg:y="7cm">
          <draw:text-box>
            <text:p>+</text:p>
          </draw:text-box>
        </draw:frame>
        <draw:frame draw:style-name="gr8" draw:layer="layout" svg:width="0.9cm" svg:height="0.962cm" svg:x="5.4cm" svg:y="4.6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Voges</meta:initial-creator>
    <meta:creation-date>2015-05-13T11:06:18.217564768</meta:creation-date>
    <dc:date>2015-05-18T11:42:41.521095481</dc:date>
    <dc:creator>Jan Voges</dc:creator>
    <meta:editing-duration>PT2H24M3S</meta:editing-duration>
    <meta:editing-cycles>5</meta:editing-cycles>
    <meta:generator>LibreOffice/4.1.6.2$Linux_X86_64 LibreOffice_project/410m0$Build-2</meta:generator>
    <meta:document-statistic meta:object-count="27"/>
  </office:meta>
</office:document-meta>
</file>

<file path=Object 1/content.xml><?xml version="1.0" encoding="utf-8"?>
<math xmlns="http://www.w3.org/1998/Math/MathML">
  <semantics>
    <mrow>
      <msub>
        <mi>q</mi>
        <mrow>
          <mrow>
            <mi>N</mi>
            <mo stretchy="false">+</mo>
            <mn>1</mn>
          </mrow>
        </mrow>
      </msub>
    </mrow>
    <annotation encoding="StarMath 5.0">q_{N+1}
</annotation>
  </semantics>
</math>
</file>

<file path=Object 2/content.xml><?xml version="1.0" encoding="utf-8"?>
<math xmlns="http://www.w3.org/1998/Math/MathML">
  <semantics>
    <mrow>
      <msub>
        <mi>q</mi>
        <mrow>
          <mrow>
            <mi>N</mi>
            <mo stretchy="false">+</mo>
            <mn>1,</mn>
          </mrow>
          <mi>p</mi>
        </mrow>
      </msub>
    </mrow>
    <annotation encoding="StarMath 5.0">q_{N+1,p}</annotation>
  </semantics>
</math>
</file>

<file path=Object 3/content.xml><?xml version="1.0" encoding="utf-8"?>
<math xmlns="http://www.w3.org/1998/Math/MathML">
  <semantics>
    <mrow>
      <mrow>
        <msub>
          <mi>q</mi>
          <mrow>
            <mrow>
              <mi>N</mi>
              <mo stretchy="false">+</mo>
              <mi>q</mi>
            </mrow>
          </mrow>
        </msub>
        <mo stretchy="false">−</mo>
        <msub>
          <mi>q</mi>
          <mrow>
            <mrow>
              <mi>N</mi>
              <mo stretchy="false">+</mo>
              <mn>1,</mn>
            </mrow>
            <mi>p</mi>
          </mrow>
        </msub>
      </mrow>
    </mrow>
    <annotation encoding="StarMath 5.0">q_{N+q}-q_{N+1,p}</annotation>
  </semantics>
</math>
</file>

<file path=Object 4/content.xml><?xml version="1.0" encoding="utf-8"?>
<math xmlns="http://www.w3.org/1998/Math/MathML">
  <semantics>
    <mrow>
      <msub>
        <mi>q</mi>
        <mrow>
          <mrow>
            <mi>N</mi>
            <mo stretchy="false">+</mo>
            <mn>1</mn>
          </mrow>
        </mrow>
      </msub>
    </mrow>
    <annotation encoding="StarMath 5.0">q_{N+1}
</annotation>
  </semantics>
</math>
</file>

<file path=Object 5/content.xml><?xml version="1.0" encoding="utf-8"?>
<math xmlns="http://www.w3.org/1998/Math/MathML">
  <semantics>
    <mrow>
      <mi>N</mi>
    </mrow>
    <annotation encoding="StarMath 5.0">N</annotation>
  </semantics>
</math>
</file>